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E80000026826EC15F989D2C55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DejaVu Sans2" svg:font-family="'DejaVu Sans'"/>
    <style:font-face style:name="Open Sans1" svg:font-family="'Open Sans'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Noto Sans Devanagari1" svg:font-family="'Noto Sans Devanagari'" style:font-pitch="variable"/>
    <style:font-face style:name="Open Sans" svg:font-family="'Open Sans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6d7e8a" draw:fill="solid" draw:fill-color="#ffffff" draw:textarea-horizontal-align="justify" draw:textarea-vertical-align="middle" draw:auto-grow-height="false" fo:min-height="15.498cm" fo:min-width="27.491cm"/>
    </style:style>
    <style:style style:name="gr2" style:family="graphic" style:parent-style-name="objectwithoutfill">
      <style:graphic-properties draw:stroke="dash" draw:stroke-dash="Long_20_Dash" svg:stroke-width="0.028cm" svg:stroke-color="#c5d6dd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opacity="93%" draw:textarea-horizontal-align="justify" draw:textarea-vertical-align="middle" draw:auto-grow-height="false" fo:min-height="1.292cm" fo:min-width="3.31cm"/>
    </style:style>
    <style:style style:name="gr5" style:family="graphic" style:parent-style-name="objectwithoutfill">
      <style:graphic-properties svg:stroke-width="0.035cm" svg:stroke-color="#6d7e8a" draw:marker-start-width="0.252cm" draw:marker-end="Arrowheads_20_4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7" style:family="graphic" style:parent-style-name="objectwithoutfill">
      <style:graphic-properties svg:stroke-width="0.028cm" svg:stroke-color="#6d7e8a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width="0cm" draw:fill="solid" draw:fill-color="#036b8b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objectwithoutfill">
      <style:graphic-properties svg:stroke-width="0.028cm" svg:stroke-color="#036b8b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 draw:opacity="93%"/>
      <style:paragraph-properties fo:margin-top="0cm" fo:margin-bottom="0.051cm"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49565f" loext:opacity="100%" style:font-name="FreeSerif" fo:font-style="italic" style:font-style-asian="italic" style:font-style-complex="italic"/>
    </style:style>
    <style:style style:name="P5" style:family="paragraph">
      <loext:graphic-properties draw:fill="solid" draw:fill-color="#036b8b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49565f" loext:opacity="100%" style:font-name="FreeSerif" fo:font-style="italic" style:font-style-asian="italic" style:font-style-complex="italic"/>
    </style:style>
    <style:style style:name="T2" style:family="text">
      <style:text-properties fo:color="#49565f" loext:opacity="100%" style:text-position="-8% 58%" style:font-name="FreeSeri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.591cm" svg:y1="5.099cm" svg:x2="20.665cm" svg:y2="11.85cm">
          <text:p/>
        </draw:line>
        <draw:line draw:style-name="gr2" draw:text-style-name="P2" draw:layer="layout" svg:x1="5.127cm" svg:y1="5.022cm" svg:x2="20.57cm" svg:y2="5.022cm">
          <text:p/>
        </draw:line>
        <draw:line draw:style-name="gr2" draw:text-style-name="P2" draw:layer="layout" svg:x1="14.7cm" svg:y1="5.912cm" svg:x2="14.765cm" svg:y2="11.85cm">
          <text:p/>
        </draw:line>
        <draw:line draw:style-name="gr2" draw:text-style-name="P2" draw:layer="layout" svg:x1="5.126cm" svg:y1="5.822cm" svg:x2="14.705cm" svg:y2="5.822cm">
          <text:p/>
        </draw:line>
        <draw:line draw:style-name="gr2" draw:text-style-name="P2" draw:layer="layout" svg:x1="11.265cm" svg:y1="6.824cm" svg:x2="11.265cm" svg:y2="11.849cm">
          <text:p/>
        </draw:line>
        <draw:line draw:style-name="gr2" draw:text-style-name="P2" draw:layer="layout" svg:x1="5.126cm" svg:y1="6.721cm" svg:x2="11.222cm" svg:y2="6.721cm">
          <text:p/>
        </draw:line>
        <draw:line draw:style-name="gr2" draw:text-style-name="P2" draw:layer="layout" svg:x1="5.126cm" svg:y1="10.621cm" svg:x2="6.55cm" svg:y2="10.621cm">
          <text:p/>
        </draw:line>
        <draw:line draw:style-name="gr2" draw:text-style-name="P2" draw:layer="layout" svg:x1="6.565cm" svg:y1="10.668cm" svg:x2="6.565cm" svg:y2="11.887cm">
          <text:p/>
        </draw:line>
        <draw:g>
          <draw:frame draw:style-name="gr3" draw:text-style-name="P2" draw:layer="layout" svg:width="3.81cm" svg:height="1.552cm" svg:x="23.495cm" svg:y="0.635cm">
            <draw:image xlink:href="Pictures/10000201000005E80000026826EC15F989D2C552.png" xlink:type="simple" xlink:show="embed" xlink:actuate="onLoad" draw:mime-type="image/png">
              <text:p/>
            </draw:image>
          </draw:frame>
          <draw:custom-shape draw:style-name="gr4" draw:text-style-name="P3" draw:layer="layout" svg:width="3.81cm" svg:height="1.542cm" svg:x="23.495cm" svg:y="0.635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2" draw:layer="layout" svg:x1="4.545cm" svg:y1="11.765cm" svg:x2="22.96cm" svg:y2="11.765cm">
          <text:p/>
        </draw:line>
        <draw:line draw:style-name="gr5" draw:text-style-name="P2" draw:layer="layout" svg:x1="5.218cm" svg:y1="12.4cm" svg:x2="5.218cm" svg:y2="2.875cm">
          <text:p/>
        </draw:line>
        <draw:frame draw:style-name="gr6" draw:text-style-name="P4" draw:layer="layout" svg:width="0.963cm" svg:height="0.886cm" svg:x="22.632cm" svg:y="10.979cm">
          <draw:text-box>
            <text:p><text:span text:style-name="T1">x</text:span></text:p>
          </draw:text-box>
        </draw:frame>
        <draw:frame draw:style-name="gr6" draw:text-style-name="P4" draw:layer="layout" svg:width="0.728cm" svg:height="0.886cm" svg:x="5.087cm" svg:y="2.24cm">
          <draw:text-box>
            <text:p><text:span text:style-name="T1">y</text:span></text:p>
          </draw:text-box>
        </draw:frame>
        <draw:frame draw:style-name="gr6" draw:text-style-name="P4" draw:layer="layout" svg:width="1.016cm" svg:height="0.886cm" svg:x="6.057cm" svg:y="12.149cm">
          <draw:text-box>
            <text:p><text:span text:style-name="T1">a</text:span><text:span text:style-name="T2">1</text:span></text:p>
          </draw:text-box>
        </draw:frame>
        <draw:line draw:style-name="gr7" draw:text-style-name="P2" draw:layer="layout" svg:x1="6.565cm" svg:y1="11.565cm" svg:x2="6.565cm" svg:y2="11.949cm">
          <text:p/>
        </draw:line>
        <draw:frame draw:style-name="gr6" draw:text-style-name="P4" draw:layer="layout" svg:width="1.016cm" svg:height="0.886cm" svg:x="14.257cm" svg:y="12.149cm">
          <draw:text-box>
            <text:p><text:span text:style-name="T1">a</text:span><text:span text:style-name="T2">3</text:span></text:p>
          </draw:text-box>
        </draw:frame>
        <draw:line draw:style-name="gr7" draw:text-style-name="P2" draw:layer="layout" svg:x1="14.765cm" svg:y1="11.565cm" svg:x2="14.765cm" svg:y2="11.949cm">
          <text:p/>
        </draw:line>
        <draw:frame draw:style-name="gr6" draw:text-style-name="P4" draw:layer="layout" svg:width="1.016cm" svg:height="0.886cm" svg:x="20.157cm" svg:y="12.149cm">
          <draw:text-box>
            <text:p><text:span text:style-name="T1">a</text:span><text:span text:style-name="T2">4</text:span></text:p>
          </draw:text-box>
        </draw:frame>
        <draw:line draw:style-name="gr7" draw:text-style-name="P2" draw:layer="layout" svg:x1="20.665cm" svg:y1="11.565cm" svg:x2="20.665cm" svg:y2="11.949cm">
          <text:p/>
        </draw:line>
        <draw:frame draw:style-name="gr6" draw:text-style-name="P4" draw:layer="layout" svg:width="1.016cm" svg:height="0.886cm" svg:x="10.757cm" svg:y="12.149cm">
          <draw:text-box>
            <text:p><text:span text:style-name="T1">a</text:span><text:span text:style-name="T2">2</text:span></text:p>
          </draw:text-box>
        </draw:frame>
        <draw:line draw:style-name="gr7" draw:text-style-name="P2" draw:layer="layout" svg:x1="11.265cm" svg:y1="11.565cm" svg:x2="11.265cm" svg:y2="11.949cm">
          <text:p/>
        </draw:line>
        <draw:frame draw:style-name="gr8" draw:text-style-name="P4" draw:layer="layout" svg:width="1.016cm" svg:height="0.886cm" svg:x="3.91cm" svg:y="10.095cm">
          <draw:text-box>
            <text:p><text:span text:style-name="T1">b</text:span><text:span text:style-name="T2">1</text:span></text:p>
          </draw:text-box>
        </draw:frame>
        <draw:line draw:style-name="gr7" draw:text-style-name="P2" draw:layer="layout" svg:x1="5.026cm" svg:y1="10.621cm" svg:x2="5.41cm" svg:y2="10.621cm">
          <text:p/>
        </draw:line>
        <draw:frame draw:style-name="gr8" draw:text-style-name="P4" draw:layer="layout" svg:width="1.016cm" svg:height="0.886cm" svg:x="3.911cm" svg:y="6.195cm">
          <draw:text-box>
            <text:p><text:span text:style-name="T1">b</text:span><text:span text:style-name="T2">2</text:span></text:p>
          </draw:text-box>
        </draw:frame>
        <draw:line draw:style-name="gr7" draw:text-style-name="P2" draw:layer="layout" svg:x1="5.027cm" svg:y1="6.721cm" svg:x2="5.411cm" svg:y2="6.721cm">
          <text:p/>
        </draw:line>
        <draw:frame draw:style-name="gr8" draw:text-style-name="P4" draw:layer="layout" svg:width="1.016cm" svg:height="0.886cm" svg:x="3.911cm" svg:y="5.295cm">
          <draw:text-box>
            <text:p><text:span text:style-name="T1">b</text:span><text:span text:style-name="T2">3</text:span></text:p>
          </draw:text-box>
        </draw:frame>
        <draw:line draw:style-name="gr7" draw:text-style-name="P2" draw:layer="layout" svg:x1="5.027cm" svg:y1="5.821cm" svg:x2="5.411cm" svg:y2="5.821cm">
          <text:p/>
        </draw:line>
        <draw:frame draw:style-name="gr8" draw:text-style-name="P4" draw:layer="layout" svg:width="1.016cm" svg:height="0.886cm" svg:x="3.911cm" svg:y="4.495cm">
          <draw:text-box>
            <text:p><text:span text:style-name="T1">b</text:span><text:span text:style-name="T2">4</text:span></text:p>
          </draw:text-box>
        </draw:frame>
        <draw:line draw:style-name="gr7" draw:text-style-name="P2" draw:layer="layout" svg:x1="5.027cm" svg:y1="5.021cm" svg:x2="5.411cm" svg:y2="5.021cm">
          <text:p/>
        </draw:line>
        <draw:custom-shape draw:name="Google Shape;842;p32_0" draw:style-name="gr9" draw:text-style-name="P5" draw:layer="layout" svg:width="0.141cm" svg:height="0.141cm" svg:x="6.515cm" svg:y="10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42;p32_1" draw:style-name="gr9" draw:text-style-name="P5" draw:layer="layout" svg:width="0.141cm" svg:height="0.141cm" svg:x="11.215cm" svg:y="6.6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42;p32_2" draw:style-name="gr9" draw:text-style-name="P5" draw:layer="layout" svg:width="0.141cm" svg:height="0.141cm" svg:x="14.615cm" svg:y="5.7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42;p32_3" draw:style-name="gr9" draw:text-style-name="P5" draw:layer="layout" svg:width="0.141cm" svg:height="0.141cm" svg:x="20.515cm" svg:y="4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0" draw:text-style-name="P2" draw:layer="layout" svg:x1="6.565cm" svg:y1="10.652cm" svg:x2="11.276cm" svg:y2="6.761cm">
          <text:p/>
        </draw:line>
        <draw:line draw:style-name="gr10" draw:text-style-name="P2" draw:layer="layout" svg:x1="14.705cm" svg:y1="5.822cm" svg:x2="11.276cm" svg:y2="6.761cm">
          <text:p/>
        </draw:line>
        <draw:line draw:style-name="gr10" draw:text-style-name="P2" draw:layer="layout" svg:x1="14.706cm" svg:y1="5.823cm" svg:x2="20.57cm" svg:y2="5.022cm">
          <text:p/>
        </draw:lin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DejaVu Sans2" svg:font-family="'DejaVu Sans'"/>
    <style:font-face style:name="Open Sans1" svg:font-family="'Open Sans'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Noto Sans Devanagari1" svg:font-family="'Noto Sans Devanagari'" style:font-pitch="variable"/>
    <style:font-face style:name="Open Sans" svg:font-family="'Open Sans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49565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49565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color="#49565f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color="#49565f" loext:opacity="100%" fo:font-size="24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color="#49565f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color="#49565f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color="#49565f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color="#49565f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49565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49565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49565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49565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49565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49565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49565f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9565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6" draw:layer="backgroundobjects" svg:width="6.521cm" svg:height="1.085cm" svg:x="1.399cm" svg:y="14.346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2cm" svg:height="1.085cm" svg:x="9.572cm" svg:y="14.346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1cm" svg:height="1.085cm" svg:x="20.069cm" svg:y="14.346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3T19:13:15.106207685</meta:creation-date>
    <dc:date>2022-12-15T15:01:25.498209995</dc:date>
    <meta:editing-duration>P1DT18H55M2S</meta:editing-duration>
    <meta:editing-cycles>144</meta:editing-cycles>
    <meta:generator>LibreOffice/7.1.7.2$Linux_X86_64 LibreOffice_project/10$Build-2</meta:generator>
    <meta:document-statistic meta:object-count="62"/>
  </office:meta>
</office:document-meta>
</file>